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COMPETENCE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347" calcext:value-type="float">
            <text:p>347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Sav</text:p>
          </table:table-cell>
          <table:table-cell office:value-type="float" office:value="670000135" calcext:value-type="float">
            <text:p>670000135</text:p>
          </table:table-cell>
          <table:table-cell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office:value-type="string" calcext:value-type="string">
            <text:p>adulte</text:p>
          </table:table-cell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office:value-type="string" calcext:value-type="string">
            <text:p>adulte</text:p>
          </table:table-cell>
        </table:table-row>
        <table:table-row table:style-name="ro1">
          <table:table-cell office:value-type="string" calcext:value-type="string">
            <text:p>Pédiatrie Hautepierre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office:value-type="string" calcext:value-type="string">
            <text:p>pediatrie</text:p>
          </table:table-cell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Dts</text:p>
          </table:table-cell>
          <table:table-cell table:number-columns-repeated="2"/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table:number-columns-repeated="3"/>
          <table:table-cell office:value-type="string" calcext:value-type="string">
            <text:p>mains</text:p>
          </table:table-cell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table:number-columns-repeated="3"/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840" calcext:value-type="float">
            <text:p>840</text:p>
          </table:table-cell>
          <table:table-cell office:value-type="float" office:value="535" calcext:value-type="float">
            <text:p>53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835" calcext:value-type="float">
            <text:p>835</text:p>
          </table:table-cell>
          <table:table-cell office:value-type="float" office:value="532" calcext:value-type="float">
            <text:p>53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lyvalent</text:p>
          </table:table-cell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/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table:number-columns-repeated="3"/>
          <table:table-cell office:value-type="string" calcext:value-type="string">
            <text:p>m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5-01-31T18:26:08.051258289</dc:date>
    <meta:editing-duration>PT9M30S</meta:editing-duration>
    <meta:editing-cycles>1</meta:editing-cycles>
    <meta:document-statistic meta:table-count="1" meta:cell-count="220" meta:object-count="0"/>
    <meta:generator>LibreOffice/4.2.7.2$Linux_X86_64 LibreOffice_project/420m0$Build-2</meta:generator>
  </office:meta>
</office:document-meta>
</file>